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2" style:family="graphic" style:parent-style-name="objectwithoutfill">
      <style:graphic-properties svg:stroke-width="0.106cm" svg:stroke-color="#3faf46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3" style:family="graphic" style:parent-style-name="objectwithoutfill">
      <style:graphic-properties svg:stroke-width="0.106cm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4" style:family="graphic" style:parent-style-name="standard">
      <style:graphic-properties svg:stroke-opacity="0%" draw:opacity="0%" draw:textarea-horizontal-align="justify" draw:textarea-vertical-align="middle" draw:auto-grow-height="false" fo:min-height="1.25cm" fo:min-width="2.25cm" loext:decorative="false"/>
      <style:paragraph-properties style:writing-mode="lr-tb"/>
    </style:style>
    <style:style style:name="gr5" style:family="graphic" style:parent-style-name="objectwithoutfill">
      <style:graphic-properties svg:stroke-width="0.212cm" draw:marker-start-width="0.518cm" draw:marker-end="Arrowheads_20_2" draw:marker-end-width="0.518cm" svg:stroke-opacity="50%" draw:fill="none" draw:textarea-vertical-align="middle" fo:padding-top="0.231cm" fo:padding-bottom="0.231cm" fo:padding-left="0.356cm" fo:padding-right="0.356cm" loext:decorative="false"/>
    </style:style>
    <style:style style:name="gr6" style:family="graphic" style:parent-style-name="objectwithoutfill">
      <style:graphic-properties svg:stroke-width="0.212cm" draw:marker-start-width="0.518cm" draw:marker-end="Arrowheads_20_2" draw:marker-end-width="0.518cm" svg:stroke-opacity="50%" draw:fill="none" draw:textarea-vertical-align="middle" fo:padding-top="0.231cm" fo:padding-bottom="0.231cm" fo:padding-left="0.356cm" fo:padding-right="0.35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center"/>
      <style:text-properties fo:color="#ff0000" loext:opacity="100%"/>
    </style:style>
    <style:style style:name="P5" style:family="paragraph">
      <loext:graphic-properties draw:opacity="0%"/>
      <style:paragraph-properties fo:text-align="center"/>
      <style:text-properties fo:color="#ff0000" loext:opacity="100%"/>
    </style:style>
    <style:style style:name="P6" style:family="paragraph">
      <style:paragraph-properties fo:text-align="center"/>
      <style:text-properties fo:color="#00a933" loext:opacity="100%"/>
    </style:style>
    <style:style style:name="P7" style:family="paragraph">
      <loext:graphic-properties draw:opacity="0%"/>
      <style:paragraph-properties fo:text-align="center"/>
      <style:text-properties fo:color="#00a933" loext:opacity="100%"/>
    </style:style>
    <style:style style:name="P8" style:family="paragraph">
      <style:paragraph-properties fo:text-align="center"/>
      <style:text-properties fo:color="#2a6099" loext:opacity="100%"/>
    </style:style>
    <style:style style:name="P9" style:family="paragraph">
      <loext:graphic-properties draw:opacity="0%"/>
      <style:paragraph-properties fo:text-align="center"/>
      <style:text-properties fo:color="#2a6099" loext:opacity="100%"/>
    </style:style>
    <style:style style:name="T1" style:family="text">
      <style:text-properties fo:color="#ff0000" loext:opacity="100%"/>
    </style:style>
    <style:style style:name="T2" style:family="text">
      <style:text-properties fo:color="#00a933" loext:opacity="100%"/>
    </style:style>
    <style:style style:name="T3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161cm" svg:y1="7.534cm" svg:x2="12.45cm" svg:y2="9.55cm">
          <text:p/>
        </draw:line>
        <draw:line draw:style-name="gr2" draw:text-style-name="P1" draw:layer="layout" svg:x1="7.219cm" svg:y1="7.55cm" svg:x2="2.7cm" svg:y2="9.8cm">
          <text:p/>
        </draw:line>
        <draw:line draw:style-name="gr3" draw:text-style-name="P1" draw:layer="layout" svg:x1="7.215cm" svg:y1="7.616cm" svg:x2="7.215cm" svg:y2="1.8cm">
          <text:p/>
        </draw:line>
        <draw:custom-shape draw:style-name="gr4" draw:text-style-name="P3" draw:layer="layout" svg:width="2.75cm" svg:height="1.5cm" svg:x="10.45cm" svg:y="7cm">
          <text:p text:style-name="P2">Rol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5cm" svg:height="1.5cm" svg:x="2.15cm" svg:y="6.75cm">
          <text:p text:style-name="P2">Yaw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75cm" svg:height="1.5cm" svg:x="6.95cm" svg:y="2.45cm">
          <text:p text:style-name="P2">Pitch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75cm" svg:height="1.5cm" svg:x="6.25cm" svg:y="7.35cm">
          <text:p text:style-name="P4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75cm" svg:height="1.5cm" svg:x="5.05cm" svg:y="6.8cm">
          <text:p text:style-name="P6"><text:span text:style-name="T2">Z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2.75cm" svg:height="1.5cm" svg:x="6.2cm" svg:y="6.05cm">
          <text:p text:style-name="P8"><text:span text:style-name="T3">Y</text:span></text:p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2.33cm" svg:height="2.509cm" draw:transform="rotate (2.39110107523223) translate (10.0657015819927cm 9.94413587873995cm)" svg:viewBox="0 0 2331 2510" svg:d="M352 1743c732 904 1307 910 1720 525 414-385 338-1248-276-1863-613-615-1436-452-1796-23">
          <text:p/>
        </draw:path>
        <draw:path draw:style-name="gr6" draw:text-style-name="P1" draw:layer="layout" svg:width="2.506cm" svg:height="2.757cm" draw:transform="rotate (-2.26892802759263) translate (9.14927283180873cm 3.98942235013401cm)" svg:viewBox="0 0 2507 2758" svg:d="M817 2193c327 462 1024 765 1447 410 422-354 298-1316-387-2051-686-734-1585-769-1877 96">
          <text:p text:style-name="P2"/>
        </draw:path>
        <draw:path draw:style-name="gr5" draw:text-style-name="P1" draw:layer="layout" svg:width="2.329cm" svg:height="2.509cm" draw:transform="rotate (-0.750317045432362) translate (4.8301463481184cm 6.87392956030503cm)" svg:viewBox="0 0 2330 2510" svg:d="M351 1742c733 905 1308 912 1721 526 413-385 337-1248-276-1863s-1436-452-1796-23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 Light" svg:font-family="'Fira Code Light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Fira Code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9T08:28:52.175313782</meta:creation-date>
    <dc:date>2025-06-09T16:46:24.250192004</dc:date>
    <meta:editing-duration>PT7H21M24S</meta:editing-duration>
    <meta:editing-cycles>3</meta:editing-cycles>
    <meta:generator>LibreOffice/24.2.7.2$Linux_X86_64 LibreOffice_project/420$Build-2</meta:generator>
    <meta:document-statistic meta:object-count="12"/>
  </office:meta>
</office:document-meta>
</file>